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9.4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9.31pt"/>
    </style:style>
    <style:style style:name="co12" style:family="table-column">
      <style:table-column-properties fo:break-before="auto" style:column-width="36.26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34.7pt"/>
    </style:style>
    <style:style style:name="co15" style:family="table-column">
      <style:table-column-properties fo:break-before="auto" style:column-width="37.0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solid #000000" fo:border-top="none"/>
    </style:style>
    <style:style style:name="ce5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padding="2.01pt" fo:border-right="0.99pt solid #000000" fo:border-top="none"/>
    </style:style>
    <style:style style:name="ce7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6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6" table:number-rows-spanned="4">
            <text:p>Input circuits</text:p>
          </table:table-cell>
          <table:covered-table-cell table:number-columns-repeated="4"/>
          <table:covered-table-cell table:style-name="Default"/>
          <table:table-cell table:style-name="ce8" office:value-type="string" calcext:value-type="string" table:number-columns-spanned="12" table:number-rows-spanned="1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style-name="ce9" office:value-type="string" calcext:value-type="string" table:number-columns-spanned="12" table:number-rows-spanned="1">
            <text:p>Testcases generated randomly: 3 TCs, each has a length of 15 time-step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style-name="ce10" table:number-columns-spanned="12" table:number-rows-spanned="1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 table:style-name="ce2"/>
          <table:covered-table-cell/>
          <table:table-cell table:style-name="ce11" office:value-type="string" calcext:value-type="string" table:number-columns-spanned="3" table:number-rows-spanned="1">
            <text:p>sim [mode 0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a [mode 0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a [mode 1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la [mode 0]</text:p>
          </table:table-cell>
          <table:covered-table-cell table:style-name="ce2"/>
          <table:covered-table-cell table:style-name="ce11"/>
        </table:table-row>
        <table:table-row table:style-name="ro2">
          <table:table-cell table:style-name="ce2" office:value-type="string" calcext:value-type="string">
            <text:p>File-nam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latches</text:p>
          </table:table-cell>
          <table:table-cell table:style-name="ce3" office:value-type="string" calcext:value-type="string">
            <text:p>err_latches</text:p>
          </table:table-cell>
          <table:table-cell table:style-name="ce3" office:value-type="string" calcext:value-type="string">
            <text:p>outputs</text:p>
          </table:table-cell>
          <table:table-cell table:style-name="ce5" office:value-type="string" calcext:value-type="string">
            <text:p>AND gates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</table:table-row>
        <table:table-row table:style-name="ro3">
          <table:table-cell office:value-type="string" calcext:value-type="string">
            <text:p>IWLS_2002_AIG/texas/dk15_orig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31" calcext:value-type="float">
            <text:p>0.010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dk15_sweep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46" calcext:value-type="float">
            <text:p>0.010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dk15_synth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98" calcext:value-type="float">
            <text:p>0.010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lion_orig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lion_sweep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lion_synth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mc_orig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mc_sweep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mc_synth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av_orig.a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av_sweep.a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av_synth.a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rain4_orig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07" calcext:value-type="float">
            <text:p>0.006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rain4_sweep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88" calcext:value-type="float">
            <text:p>0.005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rain4_synth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iscas89/s27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7_sweep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7_synth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LGSynth91/smlexamples/s27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LGSynth91/smlexamples/s27_sweep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81" calcext:value-type="float">
            <text:p>0.0046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07" calcext:value-type="float">
            <text:p>0.0050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LGSynth91/smlexamples/s27_synth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tas_orig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0799" calcext:value-type="float">
            <text:p>0.0207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tas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0845" calcext:value-type="float">
            <text:p>0.0208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tas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226" calcext:value-type="float">
            <text:p>0.0192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44" calcext:value-type="float">
            <text:p>0.0046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74" calcext:value-type="float">
            <text:p>0.003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eecount_orig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eecount_sweep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4301" calcext:value-type="float">
            <text:p>0.0143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13" calcext:value-type="float">
            <text:p>0.004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eecount_synth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477" calcext:value-type="float">
            <text:p>0.011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4_orig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875" calcext:value-type="float">
            <text:p>0.0178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4_sweep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746" calcext:value-type="float">
            <text:p>0.019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4_synth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9" calcext:value-type="float">
            <text:p>11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7_orig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723" calcext:value-type="float">
            <text:p>0.01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7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797" calcext:value-type="float">
            <text:p>0.0117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7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974" calcext:value-type="float">
            <text:p>0.012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27_orig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27_sweep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93" calcext:value-type="float">
            <text:p>0.0058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27_synth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703" calcext:value-type="float">
            <text:p>0.005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5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285" calcext:value-type="float">
            <text:p>0.004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5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6_orig.ai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86" calcext:value-type="float">
            <text:p>0.0058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6_sweep.ai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753" calcext:value-type="float">
            <text:p>0.0227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6_synth.ai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702" calcext:value-type="float">
            <text:p>0.017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lion9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776" calcext:value-type="float">
            <text:p>0.0067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lion9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8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0.000398" calcext:value-type="float">
            <text:p>0.00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2" calcext:value-type="float">
            <text:p>0.03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2" calcext:value-type="float">
            <text:p>0.0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569" calcext:value-type="float">
            <text:p>0.260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s27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497" calcext:value-type="float">
            <text:p>0.0054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27_sweep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738" calcext:value-type="float">
            <text:p>0.005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27_synth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hiftreg_orig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hiftreg_sweep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86" calcext:value-type="float">
            <text:p>0.0065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hiftreg_synth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5_AIG/s27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a_orig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26" calcext:value-type="float">
            <text:p>0.01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" calcext:value-type="float">
            <text:p>0.0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36" calcext:value-type="float">
            <text:p>0.013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bbara_orig.ai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706" calcext:value-type="float">
            <text:p>0.045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659" calcext:value-type="float">
            <text:p>0.005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ara_sweep.ai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044" calcext:value-type="float">
            <text:p>0.040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635" calcext:value-type="float">
            <text:p>0.008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559" calcext:value-type="float">
            <text:p>0.005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ara_synth.ai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833" calcext:value-type="float">
            <text:p>0.038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0085" calcext:value-type="float">
            <text:p>0.130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sse_orig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sse_sweep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655" calcext:value-type="float">
            <text:p>0.041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779" calcext:value-type="float">
            <text:p>0.006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sse_synth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042" calcext:value-type="float">
            <text:p>0.0320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cse_orig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6" calcext:value-type="float">
            <text:p>256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1121" calcext:value-type="float">
            <text:p>0.071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455" calcext:value-type="float">
            <text:p>0.017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5277" calcext:value-type="float">
            <text:p>0.015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cse_sweep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6" calcext:value-type="float">
            <text:p>256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1043" calcext:value-type="float">
            <text:p>0.0710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5628" calcext:value-type="float">
            <text:p>0.0156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cse_synth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5" calcext:value-type="float">
            <text:p>215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1655" calcext:value-type="float">
            <text:p>0.061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4788" calcext:value-type="float">
            <text:p>0.0147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795" calcext:value-type="float">
            <text:p>0.012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512_orig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473" calcext:value-type="float">
            <text:p>0.0224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019" calcext:value-type="float">
            <text:p>0.007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512_sweep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309" calcext:value-type="float">
            <text:p>0.022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92" calcext:value-type="float">
            <text:p>0.0068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024" calcext:value-type="float">
            <text:p>0.009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512_synth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449" calcext:value-type="float">
            <text:p>0.0214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3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089" calcext:value-type="float">
            <text:p>0.0230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1658" calcext:value-type="float">
            <text:p>0.1316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3_sweep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071" calcext:value-type="float">
            <text:p>0.0230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1351" calcext:value-type="float">
            <text:p>0.131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3_synth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276" calcext:value-type="float">
            <text:p>0.022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4_orig.a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1222" calcext:value-type="float">
            <text:p>0.031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662" calcext:value-type="float">
            <text:p>0.0106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468" calcext:value-type="float">
            <text:p>0.0104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4_sweep.a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505" calcext:value-type="float">
            <text:p>0.0105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824" calcext:value-type="float">
            <text:p>0.0108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4_synth.a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281" calcext:value-type="float">
            <text:p>0.022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686" calcext:value-type="float">
            <text:p>0.008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868" calcext:value-type="float">
            <text:p>0.008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5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383" calcext:value-type="float">
            <text:p>0.0063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7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7_sweep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7_synth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3366" calcext:value-type="float">
            <text:p>0.033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698" calcext:value-type="float">
            <text:p>0.008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kirkman_orig.ai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89" calcext:value-type="float">
            <text:p>289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992" calcext:value-type="float">
            <text:p>0.0789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3666" calcext:value-type="float">
            <text:p>0.013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805" calcext:value-type="float">
            <text:p>0.012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kirkman_sweep.ai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89" calcext:value-type="float">
            <text:p>289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0151" calcext:value-type="float">
            <text:p>0.080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kirkman_synth.ai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35" calcext:value-type="float">
            <text:p>635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77692" calcext:value-type="float">
            <text:p>0.1776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329" calcext:value-type="float">
            <text:p>0.029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279" calcext:value-type="float">
            <text:p>0.021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lion9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ark1_orig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981" calcext:value-type="float">
            <text:p>0.0299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ark1_sweep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134" calcext:value-type="float">
            <text:p>0.029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331" calcext:value-type="float">
            <text:p>0.0113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ark1_synth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odulo12_orig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611" calcext:value-type="float">
            <text:p>0.00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8" calcext:value-type="float">
            <text:p>0.05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63" calcext:value-type="float">
            <text:p>0.00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623" calcext:value-type="float">
            <text:p>0.683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opus_orig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3661" calcext:value-type="float">
            <text:p>0.033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opus_sweep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3432" calcext:value-type="float">
            <text:p>0.0334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opus_synth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153" calcext:value-type="float">
            <text:p>0.023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se_orig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0664" calcext:value-type="float">
            <text:p>0.0406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se_sweep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113" calcext:value-type="float">
            <text:p>0.041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se_synth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1737" calcext:value-type="float">
            <text:p>0.0317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820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6858" calcext:value-type="float">
            <text:p>0.0968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477" calcext:value-type="float">
            <text:p>0.014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20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8298" calcext:value-type="float">
            <text:p>0.098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333" calcext:value-type="float">
            <text:p>0.015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707" calcext:value-type="float">
            <text:p>0.025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20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391" calcext:value-type="float">
            <text:p>0.013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736" calcext:value-type="float">
            <text:p>0.016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32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9875" calcext:value-type="float">
            <text:p>0.0998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784" calcext:value-type="float">
            <text:p>0.025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32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8" calcext:value-type="float">
            <text:p>358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3966" calcext:value-type="float">
            <text:p>0.103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066" calcext:value-type="float">
            <text:p>0.016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8171" calcext:value-type="float">
            <text:p>0.028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32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94" calcext:value-type="float">
            <text:p>29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2313" calcext:value-type="float">
            <text:p>0.082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147" calcext:value-type="float">
            <text:p>0.012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20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7383" calcext:value-type="float">
            <text:p>0.097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20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20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482" calcext:value-type="float">
            <text:p>0.084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74" calcext:value-type="float">
            <text:p>0.012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689" calcext:value-type="float">
            <text:p>0.016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32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0599" calcext:value-type="float">
            <text:p>0.100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32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8" calcext:value-type="float">
            <text:p>358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0946" calcext:value-type="float">
            <text:p>0.100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32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94" calcext:value-type="float">
            <text:p>29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538" calcext:value-type="float">
            <text:p>0.085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499" calcext:value-type="float">
            <text:p>0.012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31" calcext:value-type="float">
            <text:p>0.014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donfile_orig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97" calcext:value-type="float">
            <text:p>197</text:p>
          </table:table-cell>
          <table:table-cell office:value-type="float" office:value="0.001202" calcext:value-type="float">
            <text:p>0.00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215" calcext:value-type="float">
            <text:p>0.306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2766" calcext:value-type="float">
            <text:p>0.03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995" calcext:value-type="float">
            <text:p>0.612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ex1_orig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15" calcext:value-type="float">
            <text:p>31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0481" calcext:value-type="float">
            <text:p>0.090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8363" calcext:value-type="float">
            <text:p>0.018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409" calcext:value-type="float">
            <text:p>0.014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1_sweep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15" calcext:value-type="float">
            <text:p>315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0168" calcext:value-type="float">
            <text:p>0.090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8426" calcext:value-type="float">
            <text:p>0.018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494" calcext:value-type="float">
            <text:p>0.014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1_synth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42" calcext:value-type="float">
            <text:p>242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1128" calcext:value-type="float">
            <text:p>0.071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795" calcext:value-type="float">
            <text:p>0.014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2_orig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8" calcext:value-type="float">
            <text:p>15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615" calcext:value-type="float">
            <text:p>0.050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613" calcext:value-type="float">
            <text:p>0.014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2_sweep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8" calcext:value-type="float">
            <text:p>158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456" calcext:value-type="float">
            <text:p>0.050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2_synth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9746" calcext:value-type="float">
            <text:p>0.059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1426" calcext:value-type="float">
            <text:p>0.021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733" calcext:value-type="float">
            <text:p>0.022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keyb_orig.ai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27" calcext:value-type="float">
            <text:p>427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955" calcext:value-type="float">
            <text:p>0.11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0523" calcext:value-type="float">
            <text:p>0.020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613" calcext:value-type="float">
            <text:p>0.012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keyb_sweep.ai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27" calcext:value-type="float">
            <text:p>427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6106" calcext:value-type="float">
            <text:p>0.126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208" calcext:value-type="float">
            <text:p>0.017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18" calcext:value-type="float">
            <text:p>0.012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keyb_synth.ai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8" calcext:value-type="float">
            <text:p>288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939" calcext:value-type="float">
            <text:p>0.0849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3793" calcext:value-type="float">
            <text:p>0.013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a_orig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82" calcext:value-type="float">
            <text:p>482</text:p>
          </table:table-cell>
          <table:table-cell office:value-type="float" office:value="0.002535" calcext:value-type="float">
            <text:p>0.00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1984" calcext:value-type="float">
            <text:p>5.219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1362" calcext:value-type="float">
            <text:p>0.07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457" calcext:value-type="float">
            <text:p>0.709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s1_orig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89" calcext:value-type="float">
            <text:p>68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1611" calcext:value-type="float">
            <text:p>0.191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0213" calcext:value-type="float">
            <text:p>0.040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9121" calcext:value-type="float">
            <text:p>0.039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_sweep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89" calcext:value-type="float">
            <text:p>68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2103" calcext:value-type="float">
            <text:p>0.192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493" calcext:value-type="float">
            <text:p>0.038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_synth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8366" calcext:value-type="float">
            <text:p>0.098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143" calcext:value-type="float">
            <text:p>0.023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20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7251" calcext:value-type="float">
            <text:p>0.097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822" calcext:value-type="float">
            <text:p>0.014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1848" calcext:value-type="float">
            <text:p>0.021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20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7424" calcext:value-type="float">
            <text:p>0.097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124" calcext:value-type="float">
            <text:p>0.015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20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3955" calcext:value-type="float">
            <text:p>0.0839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32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483" calcext:value-type="float">
            <text:p>0.015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536" calcext:value-type="float">
            <text:p>0.022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32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8" calcext:value-type="float">
            <text:p>358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9466" calcext:value-type="float">
            <text:p>0.099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156" calcext:value-type="float">
            <text:p>0.024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32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94" calcext:value-type="float">
            <text:p>294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2366" calcext:value-type="float">
            <text:p>0.082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247" calcext:value-type="float">
            <text:p>0.012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315" calcext:value-type="float">
            <text:p>0.015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and_orig.ai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72" calcext:value-type="float">
            <text:p>872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5952" calcext:value-type="float">
            <text:p>0.245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3176" calcext:value-type="float">
            <text:p>0.053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6545" calcext:value-type="float">
            <text:p>0.046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and_sweep.ai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72" calcext:value-type="float">
            <text:p>87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56951" calcext:value-type="float">
            <text:p>0.256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6266" calcext:value-type="float">
            <text:p>0.046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and_synth.ai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91" calcext:value-type="float">
            <text:p>591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8729" calcext:value-type="float">
            <text:p>0.038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558" calcext:value-type="float">
            <text:p>0.049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tyr_orig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51" calcext:value-type="float">
            <text:p>651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6883" calcext:value-type="float">
            <text:p>0.196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033" calcext:value-type="float">
            <text:p>0.0310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tyr_sweep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51" calcext:value-type="float">
            <text:p>651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7458" calcext:value-type="float">
            <text:p>0.197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6002" calcext:value-type="float">
            <text:p>0.036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092" calcext:value-type="float">
            <text:p>0.031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tyr_synth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1374" calcext:value-type="float">
            <text:p>0.21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2939" calcext:value-type="float">
            <text:p>0.042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6982" calcext:value-type="float">
            <text:p>0.046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bk_orig.ai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05" calcext:value-type="float">
            <text:p>100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7228" calcext:value-type="float">
            <text:p>0.877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9212" calcext:value-type="float">
            <text:p>0.089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4157" calcext:value-type="float">
            <text:p>0.514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tbk_sweep.ai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05" calcext:value-type="float">
            <text:p>1005</text:p>
          </table:table-cell>
          <table:table-cell office:value-type="float" office:value="0.003344" calcext:value-type="float">
            <text:p>0.003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6554" calcext:value-type="float">
            <text:p>0.8265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9843" calcext:value-type="float">
            <text:p>0.089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02306" calcext:value-type="float">
            <text:p>0.102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bk_synth.ai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113" calcext:value-type="float">
            <text:p>1113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5857" calcext:value-type="float">
            <text:p>0.9858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2325" calcext:value-type="float">
            <text:p>0.112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820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26" calcext:value-type="float">
            <text:p>0.014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353" calcext:value-type="float">
            <text:p>0.024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832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5" calcext:value-type="float">
            <text:p>355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4855" calcext:value-type="float">
            <text:p>0.104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316" calcext:value-type="float">
            <text:p>0.015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8854" calcext:value-type="float">
            <text:p>0.028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386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8887" calcext:value-type="float">
            <text:p>0.078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657" calcext:value-type="float">
            <text:p>0.014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639" calcext:value-type="float">
            <text:p>0.012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386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6987" calcext:value-type="float">
            <text:p>0.076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386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9334" calcext:value-type="float">
            <text:p>0.059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317" calcext:value-type="float">
            <text:p>0.011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510_orig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9383" calcext:value-type="float">
            <text:p>0.089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145" calcext:value-type="float">
            <text:p>0.023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510_sweep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3122" calcext:value-type="float">
            <text:p>0.093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5649" calcext:value-type="float">
            <text:p>0.035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221" calcext:value-type="float">
            <text:p>0.023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510_synth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8" calcext:value-type="float">
            <text:p>258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2293" calcext:value-type="float">
            <text:p>0.112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577" calcext:value-type="float">
            <text:p>0.038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8031" calcext:value-type="float">
            <text:p>0.028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88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94527" calcext:value-type="float">
            <text:p>0.294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8669" calcext:value-type="float">
            <text:p>0.0486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43763" calcext:value-type="float">
            <text:p>0.243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88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5367" calcext:value-type="float">
            <text:p>0.275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158" calcext:value-type="float">
            <text:p>0.049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26817" calcext:value-type="float">
            <text:p>0.2268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88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5" calcext:value-type="float">
            <text:p>645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7474" calcext:value-type="float">
            <text:p>0.2774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5171" calcext:value-type="float">
            <text:p>0.045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987" calcext:value-type="float">
            <text:p>0.049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94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2636" calcext:value-type="float">
            <text:p>0.282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1178" calcext:value-type="float">
            <text:p>0.05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94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59" calcext:value-type="float">
            <text:p>659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37881" calcext:value-type="float">
            <text:p>0.337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1472" calcext:value-type="float">
            <text:p>0.051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8495" calcext:value-type="float">
            <text:p>0.068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94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36" calcext:value-type="float">
            <text:p>636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16529" calcext:value-type="float">
            <text:p>0.3165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4592" calcext:value-type="float">
            <text:p>0.044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4407" calcext:value-type="float">
            <text:p>0.044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386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1548" calcext:value-type="float">
            <text:p>0.091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23" calcext:value-type="float">
            <text:p>0.012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386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7295" calcext:value-type="float">
            <text:p>0.077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096" calcext:value-type="float">
            <text:p>0.012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691" calcext:value-type="float">
            <text:p>0.012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386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5182" calcext:value-type="float">
            <text:p>0.055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994" calcext:value-type="float">
            <text:p>0.008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510_orig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7071" calcext:value-type="float">
            <text:p>0.087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944" calcext:value-type="float">
            <text:p>0.031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386" calcext:value-type="float">
            <text:p>0.022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510_sweep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8737" calcext:value-type="float">
            <text:p>0.088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895" calcext:value-type="float">
            <text:p>0.03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397" calcext:value-type="float">
            <text:p>0.023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510_synth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8" calcext:value-type="float">
            <text:p>258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8437" calcext:value-type="float">
            <text:p>0.128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7395" calcext:value-type="float">
            <text:p>0.037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772" calcext:value-type="float">
            <text:p>0.025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88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0846" calcext:value-type="float">
            <text:p>0.050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9876" calcext:value-type="float">
            <text:p>0.069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88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1043" calcext:value-type="float">
            <text:p>0.271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729" calcext:value-type="float">
            <text:p>0.049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88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5" calcext:value-type="float">
            <text:p>645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6287" calcext:value-type="float">
            <text:p>0.266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5562" calcext:value-type="float">
            <text:p>0.045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978" calcext:value-type="float">
            <text:p>0.049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94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8391" calcext:value-type="float">
            <text:p>0.278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1766" calcext:value-type="float">
            <text:p>0.051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4042" calcext:value-type="float">
            <text:p>0.074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94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59" calcext:value-type="float">
            <text:p>65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6361" calcext:value-type="float">
            <text:p>0.2763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1383" calcext:value-type="float">
            <text:p>0.051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8576" calcext:value-type="float">
            <text:p>0.068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94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36" calcext:value-type="float">
            <text:p>63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2948" calcext:value-type="float">
            <text:p>0.272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3541" calcext:value-type="float">
            <text:p>0.043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4504" calcext:value-type="float">
            <text:p>0.044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minmax2_orig.ai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0448" calcext:value-type="float">
            <text:p>0.060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241" calcext:value-type="float">
            <text:p>0.016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inmax2_sweep.ai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0393" calcext:value-type="float">
            <text:p>0.060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518" calcext:value-type="float">
            <text:p>0.0165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inmax2_synth.ai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8577" calcext:value-type="float">
            <text:p>0.048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planet1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932" calcext:value-type="float">
            <text:p>0.119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459" calcext:value-type="float">
            <text:p>0.121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1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91943" calcext:value-type="float">
            <text:p>0.391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5404" calcext:value-type="float">
            <text:p>0.125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8248" calcext:value-type="float">
            <text:p>0.118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1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540" calcext:value-type="float">
            <text:p>540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25652" calcext:value-type="float">
            <text:p>0.225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631" calcext:value-type="float">
            <text:p>0.07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627" calcext:value-type="float">
            <text:p>0.085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8504" calcext:value-type="float">
            <text:p>0.385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7976" calcext:value-type="float">
            <text:p>0.127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7807" calcext:value-type="float">
            <text:p>0.117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81473" calcext:value-type="float">
            <text:p>0.381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6402" calcext:value-type="float">
            <text:p>0.126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7911" calcext:value-type="float">
            <text:p>0.117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540" calcext:value-type="float">
            <text:p>540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21352" calcext:value-type="float">
            <text:p>0.221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806" calcext:value-type="float">
            <text:p>0.075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" calcext:value-type="float">
            <text:p>0.0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386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7251" calcext:value-type="float">
            <text:p>0.077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386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2755" calcext:value-type="float">
            <text:p>0.072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951" calcext:value-type="float">
            <text:p>0.011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689" calcext:value-type="float">
            <text:p>0.011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386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5983" calcext:value-type="float">
            <text:p>0.055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510_orig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9193" calcext:value-type="float">
            <text:p>0.089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2828" calcext:value-type="float">
            <text:p>0.032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127" calcext:value-type="float">
            <text:p>0.022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510_sweep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8259" calcext:value-type="float">
            <text:p>0.088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043" calcext:value-type="float">
            <text:p>0.023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510_synth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8" calcext:value-type="float">
            <text:p>258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5202" calcext:value-type="float">
            <text:p>0.115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7174" calcext:value-type="float">
            <text:p>0.037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985" calcext:value-type="float">
            <text:p>0.025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953n_orig.ai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47" calcext:value-type="float">
            <text:p>347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6796" calcext:value-type="float">
            <text:p>0.146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822" calcext:value-type="float">
            <text:p>0.017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953n_sweep.ai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47" calcext:value-type="float">
            <text:p>347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7676" calcext:value-type="float">
            <text:p>0.147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041" calcext:value-type="float">
            <text:p>0.026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838" calcext:value-type="float">
            <text:p>0.017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953n_synth.ai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56884" calcext:value-type="float">
            <text:p>0.156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9355" calcext:value-type="float">
            <text:p>0.019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88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8842" calcext:value-type="float">
            <text:p>0.2788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2803" calcext:value-type="float">
            <text:p>0.052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2001" calcext:value-type="float">
            <text:p>1.1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88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72849" calcext:value-type="float">
            <text:p>0.072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88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5" calcext:value-type="float">
            <text:p>645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7607" calcext:value-type="float">
            <text:p>0.277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3266" calcext:value-type="float">
            <text:p>0.043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947" calcext:value-type="float">
            <text:p>0.049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94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06878" calcext:value-type="float">
            <text:p>0.306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025" calcext:value-type="float">
            <text:p>0.049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4853" calcext:value-type="float">
            <text:p>0.074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94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59" calcext:value-type="float">
            <text:p>65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1314" calcext:value-type="float">
            <text:p>0.2813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8775" calcext:value-type="float">
            <text:p>0.048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3784" calcext:value-type="float">
            <text:p>0.073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94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36" calcext:value-type="float">
            <text:p>636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4663" calcext:value-type="float">
            <text:p>0.264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9861" calcext:value-type="float">
            <text:p>0.039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5691" calcext:value-type="float">
            <text:p>0.045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386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0404" calcext:value-type="float">
            <text:p>0.080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510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8278" calcext:value-type="float">
            <text:p>0.088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2966" calcext:value-type="float">
            <text:p>0.032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812" calcext:value-type="float">
            <text:p>0.023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1488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6287" calcext:value-type="float">
            <text:p>0.286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837" calcext:value-type="float">
            <text:p>0.04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03356" calcext:value-type="float">
            <text:p>0.203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1494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7753" calcext:value-type="float">
            <text:p>0.2877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8296" calcext:value-type="float">
            <text:p>0.048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6348" calcext:value-type="float">
            <text:p>0.146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cf_orig.ai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1226" calcext:value-type="float">
            <text:p>1226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29139" calcext:value-type="float">
            <text:p>0.629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32307" calcext:value-type="float">
            <text:p>0.1323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9151" calcext:value-type="float">
            <text:p>0.069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cf_sweep.ai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1225" calcext:value-type="float">
            <text:p>1225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2242" calcext:value-type="float">
            <text:p>0.622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3187" calcext:value-type="float">
            <text:p>0.131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7983" calcext:value-type="float">
            <text:p>0.0679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cf_synth.ai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880" calcext:value-type="float">
            <text:p>880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09191" calcext:value-type="float">
            <text:p>0.5091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5983" calcext:value-type="float">
            <text:p>0.0859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iscas89/s208.1_orig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787" calcext:value-type="float">
            <text:p>0.0757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8599" calcext:value-type="float">
            <text:p>0.018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4543" calcext:value-type="float">
            <text:p>0.7045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08.1_sweep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3473" calcext:value-type="float">
            <text:p>0.0834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738" calcext:value-type="float">
            <text:p>0.015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3509" calcext:value-type="float">
            <text:p>0.3135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08.1_synth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4638" calcext:value-type="float">
            <text:p>0.1046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2214" calcext:value-type="float">
            <text:p>0.0122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8669" calcext:value-type="float">
            <text:p>0.0886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LGSynth91/smlexamples/s208.1_orig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6278" calcext:value-type="float">
            <text:p>0.0762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436" calcext:value-type="float">
            <text:p>0.015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258" calcext:value-type="float">
            <text:p>0.066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LGSynth91/smlexamples/s208.1_sweep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3139" calcext:value-type="float">
            <text:p>0.083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994" calcext:value-type="float">
            <text:p>0.015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878" calcext:value-type="float">
            <text:p>0.0728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LGSynth91/smlexamples/s208.1_synth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4511" calcext:value-type="float">
            <text:p>0.104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2373" calcext:value-type="float">
            <text:p>0.0123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9283" calcext:value-type="float">
            <text:p>0.089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208.1_orig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671" calcext:value-type="float">
            <text:p>0.0756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398" calcext:value-type="float">
            <text:p>0.0663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208.1_sweep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054" calcext:value-type="float">
            <text:p>0.0840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593" calcext:value-type="float">
            <text:p>0.015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737" calcext:value-type="float">
            <text:p>0.0727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208.1_synth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4369" calcext:value-type="float">
            <text:p>0.1043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2224" calcext:value-type="float">
            <text:p>0.0122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8631" calcext:value-type="float">
            <text:p>0.0886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5_AIG/s208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6455" calcext:value-type="float">
            <text:p>0.1064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95802" calcext:value-type="float">
            <text:p>0.295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raffic_sweep.ai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51402" calcext:value-type="float">
            <text:p>0.151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6907" calcext:value-type="float">
            <text:p>0.0269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4132" calcext:value-type="float">
            <text:p>0.2141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traffic_synth.ai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0205" calcext:value-type="float">
            <text:p>0.080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548" calcext:value-type="float">
            <text:p>0.017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raffic_orig.ai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58938" calcext:value-type="float">
            <text:p>0.158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248" calcext:value-type="float">
            <text:p>0.023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1312" calcext:value-type="float">
            <text:p>0.041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mclc_orig.ai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89" calcext:value-type="float">
            <text:p>389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1561" calcext:value-type="float">
            <text:p>0.315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8312" calcext:value-type="float">
            <text:p>0.0483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clc_sweep.ai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89" calcext:value-type="float">
            <text:p>38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91817" calcext:value-type="float">
            <text:p>0.2918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44996" calcext:value-type="float">
            <text:p>0.0449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0621" calcext:value-type="float">
            <text:p>0.0506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clc_synth.ai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1892" calcext:value-type="float">
            <text:p>0.118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6329" calcext:value-type="float">
            <text:p>0.0263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3761" calcext:value-type="float">
            <text:p>0.0137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mm4a_orig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27638" calcext:value-type="float">
            <text:p>0.32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6887" calcext:value-type="float">
            <text:p>0.0468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mm4a_sweep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22472" calcext:value-type="float">
            <text:p>0.3224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7428" calcext:value-type="float">
            <text:p>0.0474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mm4a_synth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95625" calcext:value-type="float">
            <text:p>0.1956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5328" calcext:value-type="float">
            <text:p>0.0353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0006" calcext:value-type="float">
            <text:p>0.02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m4a_orig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01905" calcext:value-type="float">
            <text:p>0.3019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7262" calcext:value-type="float">
            <text:p>0.0472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509" calcext:value-type="float">
            <text:p>0.0255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m4a_sweep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05264" calcext:value-type="float">
            <text:p>0.3052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6565" calcext:value-type="float">
            <text:p>0.0465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319" calcext:value-type="float">
            <text:p>0.0253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m4a_synth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4796" calcext:value-type="float">
            <text:p>0.0347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0331" calcext:value-type="float">
            <text:p>0.0203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iscas89/s298_orig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6804" calcext:value-type="float">
            <text:p>0.168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0046" calcext:value-type="float">
            <text:p>0.0300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01848" calcext:value-type="float">
            <text:p>0.2018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298_sweep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62308" calcext:value-type="float">
            <text:p>0.1623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082" calcext:value-type="float">
            <text:p>0.0270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5466" calcext:value-type="float">
            <text:p>0.0354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298_synth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6818" calcext:value-type="float">
            <text:p>0.1768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6296" calcext:value-type="float">
            <text:p>1.362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298_orig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9653" calcext:value-type="float">
            <text:p>0.159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47656" calcext:value-type="float">
            <text:p>0.0476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298_sweep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4753" calcext:value-type="float">
            <text:p>0.147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667" calcext:value-type="float">
            <text:p>0.0276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2315" calcext:value-type="float">
            <text:p>0.1723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298_synth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95" calcext:value-type="float">
            <text:p>0.15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29664" calcext:value-type="float">
            <text:p>0.0296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298_orig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2451" calcext:value-type="float">
            <text:p>0.1524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9678" calcext:value-type="float">
            <text:p>0.0296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47754" calcext:value-type="float">
            <text:p>0.0477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298_sweep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4553" calcext:value-type="float">
            <text:p>0.14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139" calcext:value-type="float">
            <text:p>0.0271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1926" calcext:value-type="float">
            <text:p>0.1719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298_synth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8186" calcext:value-type="float">
            <text:p>0.1581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018" calcext:value-type="float">
            <text:p>0.0300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447" calcext:value-type="float">
            <text:p>0.0224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713s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9388" calcext:value-type="float">
            <text:p>0.1793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6294" calcext:value-type="float">
            <text:p>0.0362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713s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9954" calcext:value-type="float">
            <text:p>0.1799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6479" calcext:value-type="float">
            <text:p>0.0364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2272" calcext:value-type="float">
            <text:p>0.0122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713s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3689" calcext:value-type="float">
            <text:p>0.136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2647" calcext:value-type="float">
            <text:p>0.0326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1652" calcext:value-type="float">
            <text:p>0.011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5_AIG/s298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46805" calcext:value-type="float">
            <text:p>0.1468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51608" calcext:value-type="float">
            <text:p>0.151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344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3921" calcext:value-type="float">
            <text:p>0.1439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6243" calcext:value-type="float">
            <text:p>0.036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4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8107" calcext:value-type="float">
            <text:p>0.128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539" calcext:value-type="float">
            <text:p>0.0295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58177" calcext:value-type="float">
            <text:p>0.0581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4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6522" calcext:value-type="float">
            <text:p>0.136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723" calcext:value-type="float">
            <text:p>0.0297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8314" calcext:value-type="float">
            <text:p>0.1383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9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52681" calcext:value-type="float">
            <text:p>0.1526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936" calcext:value-type="float">
            <text:p>0.0359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4886" calcext:value-type="float">
            <text:p>0.0248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9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745" calcext:value-type="float">
            <text:p>0.0307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14566" calcext:value-type="float">
            <text:p>0.1145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9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068" calcext:value-type="float">
            <text:p>0.140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0996" calcext:value-type="float">
            <text:p>0.030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8865" calcext:value-type="float">
            <text:p>0.1388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4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3977" calcext:value-type="float">
            <text:p>0.1439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6116" calcext:value-type="float">
            <text:p>0.036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10412" calcext:value-type="float">
            <text:p>0.210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4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9223" calcext:value-type="float">
            <text:p>0.1292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824" calcext:value-type="float">
            <text:p>0.0298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25757" calcext:value-type="float">
            <text:p>0.7257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4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2651" calcext:value-type="float">
            <text:p>0.1426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449" calcext:value-type="float">
            <text:p>0.0294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9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9925" calcext:value-type="float">
            <text:p>0.1499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6012" calcext:value-type="float">
            <text:p>0.036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90982" calcext:value-type="float">
            <text:p>0.2909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9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7034" calcext:value-type="float">
            <text:p>0.137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732" calcext:value-type="float">
            <text:p>0.0307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86339" calcext:value-type="float">
            <text:p>0.9863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9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5071" calcext:value-type="float">
            <text:p>0.1450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338" calcext:value-type="float">
            <text:p>0.0293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8621" calcext:value-type="float">
            <text:p>0.0486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minmax5_orig.ai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04" calcext:value-type="float">
            <text:p>204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31879" calcext:value-type="float">
            <text:p>0.3318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5656" calcext:value-type="float">
            <text:p>0.0556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2181" calcext:value-type="float">
            <text:p>0.0521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inmax5_sweep.ai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04" calcext:value-type="float">
            <text:p>204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55878" calcext:value-type="float">
            <text:p>0.3558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5969" calcext:value-type="float">
            <text:p>0.0559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2157" calcext:value-type="float">
            <text:p>0.0521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inmax5_synth.ai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12" calcext:value-type="float">
            <text:p>212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65189" calcext:value-type="float">
            <text:p>0.3651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7329" calcext:value-type="float">
            <text:p>0.0573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344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50186" calcext:value-type="float">
            <text:p>0.1501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786" calcext:value-type="float">
            <text:p>0.0357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86158" calcext:value-type="float">
            <text:p>0.1861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4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8352" calcext:value-type="float">
            <text:p>0.1283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633" calcext:value-type="float">
            <text:p>0.0296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71111" calcext:value-type="float">
            <text:p>1.71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4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5555" calcext:value-type="float">
            <text:p>0.1455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19335" calcext:value-type="float">
            <text:p>0.2193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9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55367" calcext:value-type="float">
            <text:p>0.1553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802" calcext:value-type="float">
            <text:p>0.0358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13776" calcext:value-type="float">
            <text:p>0.413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9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8171" calcext:value-type="float">
            <text:p>0.1381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529" calcext:value-type="float">
            <text:p>0.0305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50717" calcext:value-type="float">
            <text:p>0.0507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9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9119" calcext:value-type="float">
            <text:p>0.1391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758" calcext:value-type="float">
            <text:p>0.0307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6554" calcext:value-type="float">
            <text:p>0.0465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5_AIG/s344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1644" calcext:value-type="float">
            <text:p>0.1316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27438" calcext:value-type="float">
            <text:p>0.0274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746" calcext:value-type="float">
            <text:p>0.0207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5_AIG/s349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9895" calcext:value-type="float">
            <text:p>0.1398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598" calcext:value-type="float">
            <text:p>0.0225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420.1_orig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2382" calcext:value-type="float">
            <text:p>0.0023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05562" calcext:value-type="float">
            <text:p>0.9055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6788" calcext:value-type="float">
            <text:p>0.0767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6592" calcext:value-type="float">
            <text:p>0.465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420.1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74051" calcext:value-type="float">
            <text:p>0.5740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3831" calcext:value-type="float">
            <text:p>0.0438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312" calcext:value-type="float">
            <text:p>0.813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iscas89/s420.1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72352" calcext:value-type="float">
            <text:p>0.4723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60841" calcext:value-type="float">
            <text:p>0.0608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60435" calcext:value-type="float">
            <text:p>0.5604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mult16a_orig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30039" calcext:value-type="float">
            <text:p>2.300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65605" calcext:value-type="float">
            <text:p>0.1656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8968" calcext:value-type="float">
            <text:p>1.089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mult16a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1599" calcext:value-type="float">
            <text:p>2.715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16244" calcext:value-type="float">
            <text:p>0.162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558381" calcext:value-type="float">
            <text:p>0.5583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mult16a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" calcext:value-type="float">
            <text:p>169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3697" calcext:value-type="float">
            <text:p>1.836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45634" calcext:value-type="float">
            <text:p>0.1456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99059" calcext:value-type="float">
            <text:p>0.3990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420.1_orig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17315" calcext:value-type="float">
            <text:p>0.4173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2917" calcext:value-type="float">
            <text:p>0.042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65576" calcext:value-type="float">
            <text:p>0.4655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LGSynth91/smlexamples/s420.1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5159" calcext:value-type="float">
            <text:p>0.4251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3979" calcext:value-type="float">
            <text:p>0.0439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66313" calcext:value-type="float">
            <text:p>0.5663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s420.1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9065" calcext:value-type="float">
            <text:p>0.7190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0491" calcext:value-type="float">
            <text:p>0.0604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98161" calcext:value-type="float">
            <text:p>0.6981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cbp_16_4_orig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0759" calcext:value-type="float">
            <text:p>0.0407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cbp_16_4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07625" calcext:value-type="float">
            <text:p>0.207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9659" calcext:value-type="float">
            <text:p>0.0396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cbp_16_4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80" calcext:value-type="float">
            <text:p>180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2407" calcext:value-type="float">
            <text:p>0.0424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7475" calcext:value-type="float">
            <text:p>0.0274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mult16a_orig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38702" calcext:value-type="float">
            <text:p>2.387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6225" calcext:value-type="float">
            <text:p>0.162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45492" calcext:value-type="float">
            <text:p>2.454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ult16a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42152" calcext:value-type="float">
            <text:p>3.421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19925" calcext:value-type="float">
            <text:p>0.2199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186" calcext:value-type="float">
            <text:p>1.691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ult16a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" calcext:value-type="float">
            <text:p>169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71646" calcext:value-type="float">
            <text:p>1.716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79195" calcext:value-type="float">
            <text:p>0.179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35476" calcext:value-type="float">
            <text:p>0.3354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420.1_orig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106" calcext:value-type="float">
            <text:p>0.78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4881" calcext:value-type="float">
            <text:p>0.048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1596" calcext:value-type="float">
            <text:p>0.7115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texas/s420.1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8642" calcext:value-type="float">
            <text:p>0.6386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49699" calcext:value-type="float">
            <text:p>0.0496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58809" calcext:value-type="float">
            <text:p>3.588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texas/s420.1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84296" calcext:value-type="float">
            <text:p>0.4842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3796" calcext:value-type="float">
            <text:p>0.0537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90261" calcext:value-type="float">
            <text:p>0.890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420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5309" calcext:value-type="float">
            <text:p>0.0053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15377" calcext:value-type="float">
            <text:p>1.153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98402" calcext:value-type="float">
            <text:p>0.698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641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43886" calcext:value-type="float">
            <text:p>0.2438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39499" calcext:value-type="float">
            <text:p>0.0394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4113" calcext:value-type="float">
            <text:p>0.014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iscas89/s713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20851" calcext:value-type="float">
            <text:p>0.2208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0639" calcext:value-type="float">
            <text:p>0.0406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225" calcext:value-type="float">
            <text:p>0.0162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LGSynth91/smlexamples/s641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6664" calcext:value-type="float">
            <text:p>0.2166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39468" calcext:value-type="float">
            <text:p>0.0394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383" calcext:value-type="float">
            <text:p>0.0163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LGSynth91/smlexamples/s713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9076" calcext:value-type="float">
            <text:p>0.2190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0865" calcext:value-type="float">
            <text:p>0.0408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255" calcext:value-type="float">
            <text:p>0.0162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8706" calcext:value-type="float">
            <text:p>0.2187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39755" calcext:value-type="float">
            <text:p>0.03975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6334" calcext:value-type="float">
            <text:p>0.0163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713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34735" calcext:value-type="float">
            <text:p>0.2347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1727" calcext:value-type="float">
            <text:p>0.0417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099" calcext:value-type="float">
            <text:p>0.0160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iscas89/s1196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51339" calcext:value-type="float">
            <text:p>0.8513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31536" calcext:value-type="float">
            <text:p>0.1315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877" calcext:value-type="float">
            <text:p>0.0308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iscas89/s1196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31535" calcext:value-type="float">
            <text:p>0.9315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2312" calcext:value-type="float">
            <text:p>0.1423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1196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29" calcext:value-type="float">
            <text:p>529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82973" calcext:value-type="float">
            <text:p>0.9829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5471" calcext:value-type="float">
            <text:p>0.154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1714" calcext:value-type="float">
            <text:p>0.031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1196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5936" calcext:value-type="float">
            <text:p>0.0059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25073" calcext:value-type="float">
            <text:p>0.9250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32412" calcext:value-type="float">
            <text:p>0.1324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953" calcext:value-type="float">
            <text:p>0.0309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s1196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12775" calcext:value-type="float">
            <text:p>0.9127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0083" calcext:value-type="float">
            <text:p>0.0300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1196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29" calcext:value-type="float">
            <text:p>529</text:p>
          </table:table-cell>
          <table:table-cell office:value-type="float" office:value="0.009548" calcext:value-type="float">
            <text:p>0.0095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738" calcext:value-type="float">
            <text:p>1.07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55073" calcext:value-type="float">
            <text:p>0.155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641-retime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20407" calcext:value-type="float">
            <text:p>0.3204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53815" calcext:value-type="float">
            <text:p>0.0538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7167" calcext:value-type="float">
            <text:p>0.017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etime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19477" calcext:value-type="float">
            <text:p>0.3194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9249" calcext:value-type="float">
            <text:p>0.0492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0481" calcext:value-type="float">
            <text:p>0.0204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etime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43949" calcext:value-type="float">
            <text:p>0.0439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09332" calcext:value-type="float">
            <text:p>0.3093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7209" calcext:value-type="float">
            <text:p>0.0172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06695" calcext:value-type="float">
            <text:p>0.3066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51841" calcext:value-type="float">
            <text:p>0.0518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7008" calcext:value-type="float">
            <text:p>0.0170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47347" calcext:value-type="float">
            <text:p>0.2473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1196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2119" calcext:value-type="float">
            <text:p>0.9021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37621" calcext:value-type="float">
            <text:p>0.1376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s1196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57133" calcext:value-type="float">
            <text:p>0.8571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35096" calcext:value-type="float">
            <text:p>0.1350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028" calcext:value-type="float">
            <text:p>0.0300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1196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29" calcext:value-type="float">
            <text:p>529</text:p>
          </table:table-cell>
          <table:table-cell office:value-type="float" office:value="0.006907" calcext:value-type="float">
            <text:p>0.0069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5472" calcext:value-type="float">
            <text:p>1.05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8164" calcext:value-type="float">
            <text:p>0.148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1238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32" calcext:value-type="float">
            <text:p>532</text:p>
          </table:table-cell>
          <table:table-cell office:value-type="float" office:value="0.006476" calcext:value-type="float">
            <text:p>0.0064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2687" calcext:value-type="float">
            <text:p>1.026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61474" calcext:value-type="float">
            <text:p>0.1614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3158" calcext:value-type="float">
            <text:p>0.033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s1238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32" calcext:value-type="float">
            <text:p>532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6794" calcext:value-type="float">
            <text:p>1.067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53891" calcext:value-type="float">
            <text:p>0.1538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1779" calcext:value-type="float">
            <text:p>0.0317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1238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60" calcext:value-type="float">
            <text:p>560</text:p>
          </table:table-cell>
          <table:table-cell office:value-type="float" office:value="0.006756" calcext:value-type="float">
            <text:p>0.0067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1812" calcext:value-type="float">
            <text:p>1.018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62143" calcext:value-type="float">
            <text:p>0.162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3126" calcext:value-type="float">
            <text:p>0.0331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5_AIG/s1196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8368" calcext:value-type="float">
            <text:p>0.983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47948" calcext:value-type="float">
            <text:p>0.1479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7945" calcext:value-type="float">
            <text:p>0.0279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5_AIG/s1238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32" calcext:value-type="float">
            <text:p>532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02023" calcext:value-type="float">
            <text:p>1.0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73069" calcext:value-type="float">
            <text:p>0.1730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655" calcext:value-type="float">
            <text:p>0.029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iscas89/s641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4524" calcext:value-type="float">
            <text:p>0.2645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8243" calcext:value-type="float">
            <text:p>0.0482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6866" calcext:value-type="float">
            <text:p>0.0168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641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41796" calcext:value-type="float">
            <text:p>0.2417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1326" calcext:value-type="float">
            <text:p>0.0513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1646" calcext:value-type="float">
            <text:p>0.0716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713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8273" calcext:value-type="float">
            <text:p>0.278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851" calcext:value-type="float">
            <text:p>0.0498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713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8415" calcext:value-type="float">
            <text:p>0.2584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0008" calcext:value-type="float">
            <text:p>0.0500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3027" calcext:value-type="float">
            <text:p>0.0230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641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5148" calcext:value-type="float">
            <text:p>0.2551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8375" calcext:value-type="float">
            <text:p>0.0483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91343" calcext:value-type="float">
            <text:p>0.2913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641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0123" calcext:value-type="float">
            <text:p>0.2501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1794" calcext:value-type="float">
            <text:p>0.0517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582" calcext:value-type="float">
            <text:p>0.0145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713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3616" calcext:value-type="float">
            <text:p>0.273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945" calcext:value-type="float">
            <text:p>0.049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91199" calcext:value-type="float">
            <text:p>0.2911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713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2598" calcext:value-type="float">
            <text:p>0.2625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7869" calcext:value-type="float">
            <text:p>0.047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526n-simp_orig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03538" calcext:value-type="float">
            <text:p>0.3035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07507" calcext:value-type="float">
            <text:p>0.607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-simp_sweep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02604" calcext:value-type="float">
            <text:p>0.3026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2078" calcext:value-type="float">
            <text:p>0.0520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77363" calcext:value-type="float">
            <text:p>0.6773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-simp_synth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01775" calcext:value-type="float">
            <text:p>0.301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2051" calcext:value-type="float">
            <text:p>0.0520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50004" calcext:value-type="float">
            <text:p>0.95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s_orig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92783" calcext:value-type="float">
            <text:p>0.292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619" calcext:value-type="float">
            <text:p>0.0516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7461" calcext:value-type="float">
            <text:p>0.5774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s_sweep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9555" calcext:value-type="float">
            <text:p>0.295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88" calcext:value-type="float">
            <text:p>0.051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9903" calcext:value-type="float">
            <text:p>0.49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s_synth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9029" calcext:value-type="float">
            <text:p>0.290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792" calcext:value-type="float">
            <text:p>0.0517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5077" calcext:value-type="float">
            <text:p>1.05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641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38429" calcext:value-type="float">
            <text:p>0.2384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8873" calcext:value-type="float">
            <text:p>0.0488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641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8671" calcext:value-type="float">
            <text:p>0.2586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6124" calcext:value-type="float">
            <text:p>0.0461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1174" calcext:value-type="float">
            <text:p>0.0211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713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17852" calcext:value-type="float">
            <text:p>0.1178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713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6783" calcext:value-type="float">
            <text:p>0.2767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784" calcext:value-type="float">
            <text:p>0.0207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5_AIG/s641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5239" calcext:value-type="float">
            <text:p>0.2652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7602" calcext:value-type="float">
            <text:p>0.0476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981" calcext:value-type="float">
            <text:p>0.0209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5_AIG/s713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83742" calcext:value-type="float">
            <text:p>0.2837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467" calcext:value-type="float">
            <text:p>0.0494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924" calcext:value-type="float">
            <text:p>0.0209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7" office:value-type="string" calcext:value-type="string">
            <text:p>SUM:</text:p>
          </table:table-cell>
          <table:table-cell table:style-name="ce2" table:formula="of:=SUM([.G6:.G314])" office:value-type="float" office:value="0.340952" calcext:value-type="float">
            <text:p>0.340952</text:p>
          </table:table-cell>
          <table:table-cell table:style-name="ce2" table:formula="of:=SUM([.H6:.H314])" office:value-type="float" office:value="1" calcext:value-type="float">
            <text:p>1</text:p>
          </table:table-cell>
          <table:table-cell table:style-name="ce7"/>
          <table:table-cell table:style-name="ce2" table:formula="of:=SUM([.J6:.J314])" office:value-type="float" office:value="79.7680050000001" calcext:value-type="float">
            <text:p>79.768005</text:p>
          </table:table-cell>
          <table:table-cell table:style-name="ce2" table:formula="of:=SUM([.K6:.K314])" office:value-type="float" office:value="80" calcext:value-type="float">
            <text:p>80</text:p>
          </table:table-cell>
          <table:table-cell table:style-name="ce7"/>
          <table:table-cell table:style-name="ce2" table:formula="of:=SUM([.M6:.M314])" office:value-type="float" office:value="11.373944" calcext:value-type="float">
            <text:p>11.373944</text:p>
          </table:table-cell>
          <table:table-cell table:style-name="ce2" table:formula="of:=SUM([.N6:.N314])" office:value-type="float" office:value="13" calcext:value-type="float">
            <text:p>13</text:p>
          </table:table-cell>
          <table:table-cell table:style-name="ce7"/>
          <table:table-cell table:style-name="ce2" table:formula="of:=SUM([.P6:.P314])" office:value-type="float" office:value="41.462363" calcext:value-type="float">
            <text:p>41.462363</text:p>
          </table:table-cell>
          <table:table-cell table:style-name="ce2" table:formula="of:=SUM([.Q6:.Q314])" office:value-type="float" office:value="41" calcext:value-type="float">
            <text:p>41</text:p>
          </table:table-cell>
          <table:table-cell/>
        </table:table-row>
        <table:table-row table:style-name="ro1" table:number-rows-repeated="10482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6:26:26.217786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6T16:29:31.939336443</dc:date>
    <meta:editing-duration>PT2H2M50S</meta:editing-duration>
    <meta:editing-cycles>7</meta:editing-cycles>
    <meta:generator>LibreOffice/4.4.2.2$Linux_X86_64 LibreOffice_project/40m0$Build-2</meta:generator>
    <meta:document-statistic meta:table-count="1" meta:cell-count="5596" meta:object-count="0"/>
  </office:meta>
</office:document-meta>
</file>